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Heading_20_1">
      <style:paragraph-properties fo:break-before="page"/>
    </style:style>
    <style:style style:name="P5" style:family="paragraph" style:parent-style-name="Standard">
      <style:text-properties fo:language="da" fo:country="DK"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language="da" fo:country="DK" fo:font-style="normal" style:font-style-asian="normal"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Plot rapport</text:p>
      <text:p text:style-name="Standard">Vi undskylder meget hvis dokumentet til tider kan virker mere eller mindre ulæseligt, pga. af forholdsvis mærkelig terminologi, mange af termerne er direkte oversat fra engelsk og det lyder ikke altid godt på dansk.</text:p>
      <text:h text:style-name="Heading_20_1" text:outline-level="1">MediaWiki Integration</text:h>
      <text:p text:style-name="P2">Følgende afsnit handler om hvordan vi har integreret WikiPlot i MediaWiki.</text:p>
      <text:h text:style-name="Heading_20_2" text:outline-level="2">MediaWiki</text:h>
      <text:p text:style-name="P3">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3">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3"><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3">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3"><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3"/>
      <text:p text:style-name="Standard"/>
      <text:h text:style-name="P4" text:outline-level="1">Cache versus on-the-fly plotting</text:h>
      <text:p text:style-name="Standard"><text:span text:style-name="T1">I dette afsnit vil vi kort diskutere de argumenter der ligger bag vores beslutning om at benytte en cache.</text:span></text:p>
      <text:p text:style-name="P2"/>
      <text:p text:style-name="P3">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5"><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5"><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5"><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Standard"><text:span text:style-name="T2"><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p... Jensen).</meta:initial-creator>
    <meta:creation-date>2006-10-09T16:48:07</meta:creation-date>
    <dc:creator>Jop... Jensen).</dc:creator>
    <dc:date>2006-10-09T18:56:26</dc:date>
    <dc:language>da-DK</dc:language>
    <meta:editing-cycles>3</meta:editing-cycles>
    <meta:editing-duration>PT32M17S</meta:editing-duration>
    <meta:user-defined meta:name="Info 1"/>
    <meta:user-defined meta:name="Info 2"/>
    <meta:user-defined meta:name="Info 3"/>
    <meta:user-defined meta:name="Info 4"/>
    <meta:document-statistic meta:table-count="0" meta:image-count="0" meta:object-count="0" meta:page-count="2" meta:paragraph-count="19" meta:word-count="876" meta:character-count="5521"/>
  </office:meta>
</office:document-meta>
</file>